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66ffff" draw:textarea-horizontal-align="justify" draw:textarea-vertical-align="middle" draw:auto-grow-height="false" fo:min-height="1.997cm" fo:min-width="1.745cm"/>
    </style:style>
    <style:style style:name="gr2" style:family="graphic" style:parent-style-name="standard">
      <style:graphic-properties svg:stroke-color="#000000" draw:fill-color="#ff9999" draw:textarea-horizontal-align="justify" draw:textarea-vertical-align="middle" draw:auto-grow-height="false" fo:min-height="3.433cm" fo:min-width="16.264cm"/>
    </style:style>
    <style:style style:name="gr3" style:family="graphic" style:parent-style-name="standard">
      <style:graphic-properties svg:stroke-color="#000000" draw:fill-color="#66ffff" draw:textarea-horizontal-align="justify" draw:textarea-vertical-align="middle" draw:auto-grow-height="false" fo:min-height="1.995cm" fo:min-width="1.745cm"/>
    </style:style>
    <style:style style:name="gr4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svg:stroke-color="#000000" draw:fill-color="#ff9999" draw:textarea-horizontal-align="justify" draw:textarea-vertical-align="middle" draw:auto-grow-height="false" fo:min-height="1.411cm" fo:min-width="5.183cm"/>
    </style:style>
    <style:style style:name="gr6" style:family="graphic" style:parent-style-name="standard">
      <style:graphic-properties svg:stroke-color="#000000" draw:fill-color="#66ccff" draw:textarea-horizontal-align="justify" draw:textarea-vertical-align="middle" draw:auto-grow-height="false" fo:min-height="1.997cm" fo:min-width="1.745cm"/>
    </style:style>
    <style:style style:name="gr7" style:family="graphic" style:parent-style-name="standard">
      <style:graphic-properties svg:stroke-color="#000000" draw:fill-color="#66ccff" draw:textarea-horizontal-align="justify" draw:textarea-vertical-align="middle" draw:auto-grow-height="false" fo:min-height="1.995cm" fo:min-width="1.745cm"/>
    </style:style>
    <style:style style:name="gr8" style:family="graphic" style:parent-style-name="standard">
      <style:graphic-properties draw:stroke="dash" draw:stroke-dash="Dashed_20__28_var_29_"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000000" draw:marker-start-width="0.279cm" draw:marker-end-width="0.279cm" draw:fill-color="#000000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-color="#66ffff"/>
      <style:paragraph-properties fo:text-align="center"/>
    </style:style>
    <style:style style:name="P3" style:family="paragraph">
      <loext:graphic-properties draw:fill-color="#ff9999"/>
      <style:paragraph-properties fo:text-align="center"/>
    </style:style>
    <style:style style:name="P4" style:family="paragraph">
      <loext:graphic-properties draw:fill-color="#66ccff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245cm" svg:height="2.247cm" svg:x="4.562cm" svg:y="0.297cm">
          <text:p text:style-name="P1">PE 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6.764cm" svg:height="3.683cm" svg:x="2.413cm" svg:y="17.368cm">
          <text:p text:style-name="P1">L2 Data Cache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2.245cm" svg:height="2.247cm" svg:x="8cm" svg:y="0.297cm">
          <text:p text:style-name="P1">PE 1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2.245cm" svg:height="2.245cm" svg:x="4.562cm" svg:y="3.771cm">
          <text:p text:style-name="P1">PE 2</text:p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2.245cm" svg:height="2.245cm" svg:x="8cm" svg:y="3.771cm">
          <text:p text:style-name="P1">PE 3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5.684cm" svg:y1="2.544cm" svg:x2="5.684cm" svg:y2="3.771cm" draw:start-shape="id1" draw:start-glue-point="2" draw:end-shape="id2" draw:end-glue-point="0" svg:d="M5684 2544v1227" svg:viewBox="0 0 1 1228">
          <text:p/>
        </draw:connector>
        <draw:connector draw:style-name="gr4" draw:text-style-name="P1" draw:layer="layout" svg:x1="6.807cm" svg:y1="1.42cm" svg:x2="8cm" svg:y2="1.42cm" draw:start-shape="id1" draw:start-glue-point="1" draw:end-shape="id3" draw:end-glue-point="3" svg:d="M6807 1420h1193" svg:viewBox="0 0 1194 1">
          <text:p/>
        </draw:connector>
        <draw:connector draw:style-name="gr4" draw:text-style-name="P1" draw:layer="layout" svg:x1="9.122cm" svg:y1="2.544cm" svg:x2="9.122cm" svg:y2="3.771cm" draw:start-shape="id3" draw:start-glue-point="2" draw:end-shape="id4" svg:d="M9122 2544v1227" svg:viewBox="0 0 1 1228">
          <text:p/>
        </draw:connector>
        <draw:connector draw:style-name="gr4" draw:text-style-name="P1" draw:layer="layout" svg:x1="6.807cm" svg:y1="4.893cm" svg:x2="8cm" svg:y2="4.893cm" draw:start-shape="id2" draw:start-glue-point="1" draw:end-shape="id4" svg:d="M6807 4893h1193" svg:viewBox="0 0 1194 1">
          <text:p/>
        </draw:connector>
        <draw:custom-shape draw:style-name="gr5" draw:text-style-name="P3" draw:layer="layout" svg:width="5.683cm" svg:height="1.661cm" svg:x="4.53cm" svg:y="6.604cm">
          <text:p text:style-name="P1">L1 Cache</text:p>
          <draw:enhanced-geometry svg:viewBox="0 0 21600 21600" draw:type="rectangle" draw:enhanced-path="M 0 0 L 21600 0 21600 21600 0 21600 0 0 Z N"/>
        </draw:custom-shape>
        <draw:custom-shape draw:style-name="gr6" draw:text-style-name="P4" xml:id="id5" draw:id="id5" draw:layer="layout" svg:width="2.245cm" svg:height="2.247cm" svg:x="4.562cm" svg:y="0.296cm">
          <text:p text:style-name="P1">PE 0</text:p>
          <draw:enhanced-geometry svg:viewBox="0 0 21600 21600" draw:type="rectangle" draw:enhanced-path="M 0 0 L 21600 0 21600 21600 0 21600 0 0 Z N"/>
        </draw:custom-shape>
        <draw:custom-shape draw:style-name="gr6" draw:text-style-name="P4" xml:id="id7" draw:id="id7" draw:layer="layout" svg:width="2.245cm" svg:height="2.247cm" svg:x="8cm" svg:y="0.296cm">
          <text:p text:style-name="P1">PE 1</text:p>
          <draw:enhanced-geometry svg:viewBox="0 0 21600 21600" draw:type="rectangle" draw:enhanced-path="M 0 0 L 21600 0 21600 21600 0 21600 0 0 Z N"/>
        </draw:custom-shape>
        <draw:custom-shape draw:style-name="gr7" draw:text-style-name="P4" xml:id="id6" draw:id="id6" draw:layer="layout" svg:width="2.245cm" svg:height="2.245cm" svg:x="4.562cm" svg:y="3.77cm">
          <text:p text:style-name="P1">PE 4</text:p>
          <draw:enhanced-geometry svg:viewBox="0 0 21600 21600" draw:type="rectangle" draw:enhanced-path="M 0 0 L 21600 0 21600 21600 0 21600 0 0 Z N"/>
        </draw:custom-shape>
        <draw:custom-shape draw:style-name="gr7" draw:text-style-name="P4" xml:id="id8" draw:id="id8" draw:layer="layout" svg:width="2.245cm" svg:height="2.245cm" svg:x="8cm" svg:y="3.77cm">
          <text:p text:style-name="P1">PE 5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5.684cm" svg:y1="2.543cm" svg:x2="5.684cm" svg:y2="3.77cm" draw:start-shape="id5" draw:start-glue-point="2" draw:end-shape="id6" draw:end-glue-point="0" svg:d="M5684 2543v1227" svg:viewBox="0 0 1 1228">
          <text:p/>
        </draw:connector>
        <draw:connector draw:style-name="gr4" draw:text-style-name="P1" draw:layer="layout" svg:x1="6.807cm" svg:y1="1.419cm" svg:x2="8cm" svg:y2="1.419cm" draw:start-shape="id5" draw:start-glue-point="1" draw:end-shape="id7" draw:end-glue-point="3" svg:d="M6807 1419h1193" svg:viewBox="0 0 1194 1">
          <text:p/>
        </draw:connector>
        <draw:connector draw:style-name="gr4" draw:text-style-name="P1" draw:layer="layout" svg:x1="9.122cm" svg:y1="2.543cm" svg:x2="9.122cm" svg:y2="3.77cm" draw:start-shape="id7" draw:start-glue-point="2" draw:end-shape="id8" svg:d="M9122 2543v1227" svg:viewBox="0 0 1 1228">
          <text:p/>
        </draw:connector>
        <draw:connector draw:style-name="gr4" draw:text-style-name="P1" draw:layer="layout" svg:x1="6.807cm" svg:y1="4.892cm" svg:x2="8cm" svg:y2="4.892cm" draw:start-shape="id6" draw:start-glue-point="1" draw:end-shape="id8" svg:d="M6807 4892h1193" svg:viewBox="0 0 1194 1">
          <text:p/>
        </draw:connector>
        <draw:custom-shape draw:style-name="gr5" draw:text-style-name="P3" draw:layer="layout" svg:width="5.683cm" svg:height="1.661cm" svg:x="4.53cm" svg:y="6.603cm">
          <text:p text:style-name="P1">L1 Data Cache</text:p>
          <draw:enhanced-geometry svg:viewBox="0 0 21600 21600" draw:type="rectangle" draw:enhanced-path="M 0 0 L 21600 0 21600 21600 0 21600 0 0 Z N"/>
        </draw:custom-shape>
        <draw:custom-shape draw:style-name="gr6" draw:text-style-name="P4" xml:id="id9" draw:id="id9" draw:layer="layout" svg:width="2.245cm" svg:height="2.247cm" svg:x="11.462cm" svg:y="0.295cm">
          <text:p text:style-name="P1">PE 2</text:p>
          <draw:enhanced-geometry svg:viewBox="0 0 21600 21600" draw:type="rectangle" draw:enhanced-path="M 0 0 L 21600 0 21600 21600 0 21600 0 0 Z N"/>
        </draw:custom-shape>
        <draw:custom-shape draw:style-name="gr6" draw:text-style-name="P4" xml:id="id11" draw:id="id11" draw:layer="layout" svg:width="2.245cm" svg:height="2.247cm" svg:x="14.9cm" svg:y="0.295cm">
          <text:p text:style-name="P1">PE 3</text:p>
          <draw:enhanced-geometry svg:viewBox="0 0 21600 21600" draw:type="rectangle" draw:enhanced-path="M 0 0 L 21600 0 21600 21600 0 21600 0 0 Z N"/>
        </draw:custom-shape>
        <draw:custom-shape draw:style-name="gr7" draw:text-style-name="P4" xml:id="id10" draw:id="id10" draw:layer="layout" svg:width="2.245cm" svg:height="2.245cm" svg:x="11.462cm" svg:y="3.769cm">
          <text:p text:style-name="P1">PE 6</text:p>
          <draw:enhanced-geometry svg:viewBox="0 0 21600 21600" draw:type="rectangle" draw:enhanced-path="M 0 0 L 21600 0 21600 21600 0 21600 0 0 Z N"/>
        </draw:custom-shape>
        <draw:custom-shape draw:style-name="gr7" draw:text-style-name="P4" xml:id="id12" draw:id="id12" draw:layer="layout" svg:width="2.245cm" svg:height="2.245cm" svg:x="14.9cm" svg:y="3.769cm">
          <text:p text:style-name="P1">PE 7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2.584cm" svg:y1="2.542cm" svg:x2="12.584cm" svg:y2="3.769cm" draw:start-shape="id9" draw:start-glue-point="2" draw:end-shape="id10" draw:end-glue-point="0" svg:d="M12584 2542v1227" svg:viewBox="0 0 1 1228">
          <text:p/>
        </draw:connector>
        <draw:connector draw:style-name="gr4" draw:text-style-name="P1" draw:layer="layout" svg:x1="13.707cm" svg:y1="1.418cm" svg:x2="14.9cm" svg:y2="1.418cm" draw:start-shape="id9" draw:start-glue-point="1" draw:end-shape="id11" draw:end-glue-point="3" svg:d="M13707 1418h1193" svg:viewBox="0 0 1194 1">
          <text:p/>
        </draw:connector>
        <draw:connector draw:style-name="gr4" draw:text-style-name="P1" draw:layer="layout" svg:x1="16.022cm" svg:y1="2.542cm" svg:x2="16.022cm" svg:y2="3.769cm" draw:start-shape="id11" draw:start-glue-point="2" draw:end-shape="id12" svg:d="M16022 2542v1227" svg:viewBox="0 0 1 1228">
          <text:p/>
        </draw:connector>
        <draw:connector draw:style-name="gr4" draw:text-style-name="P1" draw:layer="layout" svg:x1="13.707cm" svg:y1="4.891cm" svg:x2="14.9cm" svg:y2="4.891cm" draw:start-shape="id10" draw:start-glue-point="1" draw:end-shape="id12" svg:d="M13707 4891h1193" svg:viewBox="0 0 1194 1">
          <text:p/>
        </draw:connector>
        <draw:custom-shape draw:style-name="gr5" draw:text-style-name="P3" draw:layer="layout" svg:width="5.683cm" svg:height="1.661cm" svg:x="11.43cm" svg:y="6.602cm">
          <text:p text:style-name="P1">L1 Data Cache</text:p>
          <draw:enhanced-geometry svg:viewBox="0 0 21600 21600" draw:type="rectangle" draw:enhanced-path="M 0 0 L 21600 0 21600 21600 0 21600 0 0 Z N"/>
        </draw:custom-shape>
        <draw:custom-shape draw:style-name="gr1" draw:text-style-name="P2" xml:id="id13" draw:id="id13" draw:layer="layout" svg:width="2.245cm" svg:height="2.247cm" svg:x="4.562cm" svg:y="8.796cm">
          <text:p text:style-name="P1">PE 0</text:p>
          <draw:enhanced-geometry svg:viewBox="0 0 21600 21600" draw:type="rectangle" draw:enhanced-path="M 0 0 L 21600 0 21600 21600 0 21600 0 0 Z N"/>
        </draw:custom-shape>
        <draw:custom-shape draw:style-name="gr1" draw:text-style-name="P2" xml:id="id15" draw:id="id15" draw:layer="layout" svg:width="2.245cm" svg:height="2.247cm" svg:x="8cm" svg:y="8.796cm">
          <text:p text:style-name="P1">PE 1</text:p>
          <draw:enhanced-geometry svg:viewBox="0 0 21600 21600" draw:type="rectangle" draw:enhanced-path="M 0 0 L 21600 0 21600 21600 0 21600 0 0 Z N"/>
        </draw:custom-shape>
        <draw:custom-shape draw:style-name="gr3" draw:text-style-name="P2" xml:id="id14" draw:id="id14" draw:layer="layout" svg:width="2.245cm" svg:height="2.245cm" svg:x="4.562cm" svg:y="12.27cm">
          <text:p text:style-name="P1">PE 2</text:p>
          <draw:enhanced-geometry svg:viewBox="0 0 21600 21600" draw:type="rectangle" draw:enhanced-path="M 0 0 L 21600 0 21600 21600 0 21600 0 0 Z N"/>
        </draw:custom-shape>
        <draw:custom-shape draw:style-name="gr3" draw:text-style-name="P2" xml:id="id16" draw:id="id16" draw:layer="layout" svg:width="2.245cm" svg:height="2.245cm" svg:x="8cm" svg:y="12.27cm">
          <text:p text:style-name="P1">PE 3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5.684cm" svg:y1="11.043cm" svg:x2="5.684cm" svg:y2="12.27cm" draw:start-shape="id13" draw:start-glue-point="2" draw:end-shape="id14" draw:end-glue-point="0" svg:d="M5684 11043v1227" svg:viewBox="0 0 1 1228">
          <text:p/>
        </draw:connector>
        <draw:connector draw:style-name="gr4" draw:text-style-name="P1" draw:layer="layout" svg:x1="6.807cm" svg:y1="9.919cm" svg:x2="8cm" svg:y2="9.919cm" draw:start-shape="id13" draw:start-glue-point="1" draw:end-shape="id15" draw:end-glue-point="3" svg:d="M6807 9919h1193" svg:viewBox="0 0 1194 1">
          <text:p/>
        </draw:connector>
        <draw:connector draw:style-name="gr4" draw:text-style-name="P1" draw:layer="layout" svg:x1="9.122cm" svg:y1="11.043cm" svg:x2="9.122cm" svg:y2="12.27cm" draw:start-shape="id15" draw:start-glue-point="2" draw:end-shape="id16" svg:d="M9122 11043v1227" svg:viewBox="0 0 1 1228">
          <text:p/>
        </draw:connector>
        <draw:connector draw:style-name="gr4" draw:text-style-name="P1" draw:layer="layout" svg:x1="6.807cm" svg:y1="13.392cm" svg:x2="8cm" svg:y2="13.392cm" draw:start-shape="id14" draw:start-glue-point="1" draw:end-shape="id16" svg:d="M6807 13392h1193" svg:viewBox="0 0 1194 1">
          <text:p/>
        </draw:connector>
        <draw:custom-shape draw:style-name="gr5" draw:text-style-name="P3" draw:layer="layout" svg:width="5.683cm" svg:height="1.661cm" svg:x="4.53cm" svg:y="15.103cm">
          <text:p text:style-name="P1">L1 Cache</text:p>
          <draw:enhanced-geometry svg:viewBox="0 0 21600 21600" draw:type="rectangle" draw:enhanced-path="M 0 0 L 21600 0 21600 21600 0 21600 0 0 Z N"/>
        </draw:custom-shape>
        <draw:custom-shape draw:style-name="gr6" draw:text-style-name="P4" xml:id="id17" draw:id="id17" draw:layer="layout" svg:width="2.245cm" svg:height="2.247cm" svg:x="4.562cm" svg:y="8.795cm">
          <text:p text:style-name="P1">PE 8</text:p>
          <draw:enhanced-geometry svg:viewBox="0 0 21600 21600" draw:type="rectangle" draw:enhanced-path="M 0 0 L 21600 0 21600 21600 0 21600 0 0 Z N"/>
        </draw:custom-shape>
        <draw:custom-shape draw:style-name="gr6" draw:text-style-name="P4" xml:id="id19" draw:id="id19" draw:layer="layout" svg:width="2.245cm" svg:height="2.247cm" svg:x="8cm" svg:y="8.795cm">
          <text:p text:style-name="P1">PE 9</text:p>
          <draw:enhanced-geometry svg:viewBox="0 0 21600 21600" draw:type="rectangle" draw:enhanced-path="M 0 0 L 21600 0 21600 21600 0 21600 0 0 Z N"/>
        </draw:custom-shape>
        <draw:custom-shape draw:style-name="gr7" draw:text-style-name="P4" xml:id="id18" draw:id="id18" draw:layer="layout" svg:width="2.245cm" svg:height="2.245cm" svg:x="4.562cm" svg:y="12.269cm">
          <text:p text:style-name="P1">PE 12</text:p>
          <draw:enhanced-geometry svg:viewBox="0 0 21600 21600" draw:type="rectangle" draw:enhanced-path="M 0 0 L 21600 0 21600 21600 0 21600 0 0 Z N"/>
        </draw:custom-shape>
        <draw:custom-shape draw:style-name="gr7" draw:text-style-name="P4" xml:id="id20" draw:id="id20" draw:layer="layout" svg:width="2.245cm" svg:height="2.245cm" svg:x="8cm" svg:y="12.269cm">
          <text:p text:style-name="P1">PE 13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5.684cm" svg:y1="11.042cm" svg:x2="5.684cm" svg:y2="12.269cm" draw:start-shape="id17" draw:start-glue-point="2" draw:end-shape="id18" draw:end-glue-point="0" svg:d="M5684 11042v1227" svg:viewBox="0 0 1 1228">
          <text:p/>
        </draw:connector>
        <draw:connector draw:style-name="gr4" draw:text-style-name="P1" draw:layer="layout" svg:x1="6.807cm" svg:y1="9.918cm" svg:x2="8cm" svg:y2="9.918cm" draw:start-shape="id17" draw:start-glue-point="1" draw:end-shape="id19" draw:end-glue-point="3" svg:d="M6807 9918h1193" svg:viewBox="0 0 1194 1">
          <text:p/>
        </draw:connector>
        <draw:connector draw:style-name="gr4" draw:text-style-name="P1" draw:layer="layout" svg:x1="9.122cm" svg:y1="11.042cm" svg:x2="9.122cm" svg:y2="12.269cm" draw:start-shape="id19" draw:start-glue-point="2" draw:end-shape="id20" svg:d="M9122 11042v1227" svg:viewBox="0 0 1 1228">
          <text:p/>
        </draw:connector>
        <draw:connector draw:style-name="gr4" draw:text-style-name="P1" draw:layer="layout" svg:x1="6.807cm" svg:y1="13.391cm" svg:x2="8cm" svg:y2="13.391cm" draw:start-shape="id18" draw:start-glue-point="1" draw:end-shape="id20" svg:d="M6807 13391h1193" svg:viewBox="0 0 1194 1">
          <text:p/>
        </draw:connector>
        <draw:custom-shape draw:style-name="gr5" draw:text-style-name="P3" draw:layer="layout" svg:width="5.683cm" svg:height="1.661cm" svg:x="4.53cm" svg:y="15.102cm">
          <text:p text:style-name="P1">L1 Data Cache</text:p>
          <draw:enhanced-geometry svg:viewBox="0 0 21600 21600" draw:type="rectangle" draw:enhanced-path="M 0 0 L 21600 0 21600 21600 0 21600 0 0 Z N"/>
        </draw:custom-shape>
        <draw:custom-shape draw:style-name="gr6" draw:text-style-name="P4" xml:id="id21" draw:id="id21" draw:layer="layout" svg:width="2.245cm" svg:height="2.247cm" svg:x="11.462cm" svg:y="8.794cm">
          <text:p text:style-name="P1">PE 10</text:p>
          <draw:enhanced-geometry svg:viewBox="0 0 21600 21600" draw:type="rectangle" draw:enhanced-path="M 0 0 L 21600 0 21600 21600 0 21600 0 0 Z N"/>
        </draw:custom-shape>
        <draw:custom-shape draw:style-name="gr6" draw:text-style-name="P4" xml:id="id23" draw:id="id23" draw:layer="layout" svg:width="2.245cm" svg:height="2.247cm" svg:x="14.9cm" svg:y="8.794cm">
          <text:p text:style-name="P1">PE 11</text:p>
          <draw:enhanced-geometry svg:viewBox="0 0 21600 21600" draw:type="rectangle" draw:enhanced-path="M 0 0 L 21600 0 21600 21600 0 21600 0 0 Z N"/>
        </draw:custom-shape>
        <draw:custom-shape draw:style-name="gr7" draw:text-style-name="P4" xml:id="id22" draw:id="id22" draw:layer="layout" svg:width="2.245cm" svg:height="2.245cm" svg:x="11.462cm" svg:y="12.268cm">
          <text:p text:style-name="P1">PE 15</text:p>
          <draw:enhanced-geometry svg:viewBox="0 0 21600 21600" draw:type="rectangle" draw:enhanced-path="M 0 0 L 21600 0 21600 21600 0 21600 0 0 Z N"/>
        </draw:custom-shape>
        <draw:custom-shape draw:style-name="gr7" draw:text-style-name="P4" xml:id="id24" draw:id="id24" draw:layer="layout" svg:width="2.245cm" svg:height="2.245cm" svg:x="14.9cm" svg:y="12.268cm">
          <text:p text:style-name="P1">PE 15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2.584cm" svg:y1="11.041cm" svg:x2="12.584cm" svg:y2="12.268cm" draw:start-shape="id21" draw:start-glue-point="2" draw:end-shape="id22" draw:end-glue-point="0" svg:d="M12584 11041v1227" svg:viewBox="0 0 1 1228">
          <text:p/>
        </draw:connector>
        <draw:connector draw:style-name="gr4" draw:text-style-name="P1" draw:layer="layout" svg:x1="13.707cm" svg:y1="9.917cm" svg:x2="14.9cm" svg:y2="9.917cm" draw:start-shape="id21" draw:start-glue-point="1" draw:end-shape="id23" draw:end-glue-point="3" svg:d="M13707 9917h1193" svg:viewBox="0 0 1194 1">
          <text:p/>
        </draw:connector>
        <draw:connector draw:style-name="gr4" draw:text-style-name="P1" draw:layer="layout" svg:x1="16.022cm" svg:y1="11.041cm" svg:x2="16.022cm" svg:y2="12.268cm" draw:start-shape="id23" draw:start-glue-point="2" draw:end-shape="id24" svg:d="M16022 11041v1227" svg:viewBox="0 0 1 1228">
          <text:p/>
        </draw:connector>
        <draw:connector draw:style-name="gr4" draw:text-style-name="P1" draw:layer="layout" svg:x1="13.707cm" svg:y1="13.39cm" svg:x2="14.9cm" svg:y2="13.39cm" draw:start-shape="id22" draw:start-glue-point="1" draw:end-shape="id24" svg:d="M13707 13390h1193" svg:viewBox="0 0 1194 1">
          <text:p/>
        </draw:connector>
        <draw:custom-shape draw:style-name="gr5" draw:text-style-name="P3" draw:layer="layout" svg:width="5.683cm" svg:height="1.661cm" svg:x="11.43cm" svg:y="15.101cm">
          <text:p text:style-name="P1">L1 Data Cache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5.684cm" svg:y1="6.015cm" svg:x2="5.684cm" svg:y2="8.795cm" draw:start-shape="id6" draw:start-glue-point="2" draw:end-shape="id17" draw:end-glue-point="0" svg:d="M5684 6015v2780" svg:viewBox="0 0 1 2781">
          <text:p/>
        </draw:connector>
        <draw:connector draw:style-name="gr8" draw:text-style-name="P1" draw:layer="layout" svg:x1="9.122cm" svg:y1="6.015cm" svg:x2="9.122cm" svg:y2="8.795cm" draw:start-shape="id8" draw:start-glue-point="2" draw:end-shape="id19" draw:end-glue-point="0" svg:d="M9122 6015v2780" svg:viewBox="0 0 1 2781">
          <text:p/>
        </draw:connector>
        <draw:connector draw:style-name="gr9" draw:text-style-name="P5" draw:layer="layout" svg:x1="10.245cm" svg:y1="1.419cm" svg:x2="11.462cm" svg:y2="1.418cm" draw:start-shape="id7" draw:start-glue-point="1" draw:end-shape="id9" draw:end-glue-point="3" svg:d="M10245 1419h608v-1h609" svg:viewBox="0 0 1218 2">
          <text:p/>
        </draw:connector>
        <draw:connector draw:style-name="gr9" draw:text-style-name="P5" draw:layer="layout" svg:x1="10.245cm" svg:y1="4.892cm" svg:x2="11.462cm" svg:y2="4.891cm" draw:start-shape="id8" draw:start-glue-point="1" draw:end-shape="id10" svg:d="M10245 4892h608v-1h609" svg:viewBox="0 0 1218 2">
          <text:p/>
        </draw:connector>
        <draw:connector draw:style-name="gr8" draw:text-style-name="P1" draw:layer="layout" svg:x1="12.584cm" svg:y1="6.014cm" svg:x2="12.584cm" svg:y2="8.794cm" draw:start-shape="id10" draw:start-glue-point="2" draw:end-shape="id21" draw:end-glue-point="0" svg:d="M12584 6014v2780" svg:viewBox="0 0 1 2781">
          <text:p/>
        </draw:connector>
        <draw:connector draw:style-name="gr8" draw:text-style-name="P1" draw:layer="layout" svg:x1="16.022cm" svg:y1="6.014cm" svg:x2="16.022cm" svg:y2="8.794cm" draw:start-shape="id12" draw:start-glue-point="2" draw:end-shape="id23" draw:end-glue-point="0" svg:d="M16022 6014v2780" svg:viewBox="0 0 1 2781">
          <text:p/>
        </draw:connector>
        <draw:connector draw:style-name="gr9" draw:text-style-name="P5" draw:layer="layout" svg:x1="10.245cm" svg:y1="9.918cm" svg:x2="11.462cm" svg:y2="9.917cm" draw:start-shape="id19" draw:start-glue-point="1" draw:end-shape="id21" svg:d="M10245 9918h608v-1h609" svg:viewBox="0 0 1218 2">
          <text:p/>
        </draw:connector>
        <draw:connector draw:style-name="gr9" draw:text-style-name="P5" draw:layer="layout" svg:x1="10.245cm" svg:y1="13.391cm" svg:x2="11.462cm" svg:y2="13.39cm" draw:start-shape="id20" draw:start-glue-point="1" draw:end-shape="id22" svg:d="M10245 13391h608v-1h609" svg:viewBox="0 0 1218 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5T20:08:38.598953211</meta:creation-date>
    <dc:date>2016-11-28T14:11:55.318026696</dc:date>
    <meta:editing-duration>PT23M31S</meta:editing-duration>
    <meta:editing-cycles>8</meta:editing-cycles>
    <meta:generator>LibreOffice/5.2.3.3$Linux_X86_64 LibreOffice_project/20$Build-3</meta:generator>
    <meta:document-statistic meta:object-count="63"/>
  </office:meta>
</office:document-meta>
</file>